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, Arial"/>
    <style:font-face style:name="Arial" svg:font-family="Arial"/>
    <style:font-face style:name="Tahoma1" svg:font-family="Tahoma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rge, friendly icon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, Arial"/>
    <style:font-face style:name="Arial" svg:font-family="Arial"/>
    <style:font-face style:name="Tahoma1" svg:font-family="Tahoma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30T14:36:08</meta:creation-date>
    <dc:date>2009-05-11T07:58:53</dc:date>
    <meta:editing-cycles>80</meta:editing-cycles>
    <meta:editing-duration>P2DT5H7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21"/>
  </office:meta>
</office:document-meta>
</file>